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pitch="variable"/>
    <style:font-face style:name="URW Bookman L" svg:font-family="'URW Bookman L'" style:font-pitch="variable"/>
    <style:font-face style:name="UnDotum" svg:font-family="UnDot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size="14pt" style:font-size-asian="14pt" style:font-size-complex="14pt"/>
    </style:style>
    <style:style style:name="P3" style:family="paragraph" style:parent-style-name="Standard">
      <style:paragraph-properties fo:text-align="justify" style:justify-single-word="false"/>
      <style:text-properties style:font-name="Liberation Sans" fo:font-size="14pt" style:font-size-asian="14pt" style:font-size-complex="14pt"/>
    </style:style>
    <style:style style:name="P4" style:family="paragraph" style:parent-style-name="Standard">
      <style:text-properties style:font-name="Liberation Sans" fo:font-size="12pt" style:font-size-asian="12pt" style:font-size-complex="12pt"/>
    </style:style>
    <style:style style:name="P5" style:family="paragraph" style:parent-style-name="Standard">
      <style:text-properties style:font-name="Liberation Sans" fo:font-size="6pt" style:font-size-asian="5.25pt" style:font-size-complex="6pt"/>
    </style:style>
    <style:style style:name="P6" style:family="paragraph" style:parent-style-name="Standard">
      <style:paragraph-properties fo:text-align="justify" style:justify-single-word="false"/>
      <style:text-properties style:font-name="Liberation Sans"/>
    </style:style>
    <style:style style:name="P7" style:family="paragraph" style:parent-style-name="Standard">
      <style:text-properties style:font-name="PT Sans" fo:font-size="14pt" style:font-size-asian="14pt" style:font-size-complex="14pt"/>
    </style:style>
    <style:style style:name="P8" style:family="paragraph" style:parent-style-name="Standard">
      <style:text-properties style:font-name="PT Sans" fo:font-size="14pt" style:text-underline-style="solid" style:text-underline-width="auto" style:text-underline-color="font-color" style:font-size-asian="14pt" style:font-size-complex="14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text-underline-style="none"/>
    </style:style>
    <style:style style:name="P11" style:family="paragraph" style:parent-style-name="Standard">
      <style:paragraph-properties fo:text-align="justify" style:justify-single-word="false"/>
      <style:text-properties style:font-name="Liberation Sans" fo:font-size="14pt" style:font-size-asian="14pt" style:font-size-complex="14pt"/>
    </style:style>
    <style:style style:name="P12" style:family="paragraph" style:parent-style-name="Standard">
      <style:text-properties style:font-name="Liberation Sans" fo:font-size="12pt" style:font-size-asian="12pt" style:font-size-complex="12pt"/>
    </style:style>
    <style:style style:name="P13" style:family="paragraph" style:parent-style-name="Standard">
      <style:text-properties style:font-name="Liberation Sans" fo:font-size="12pt" fo:font-weight="bold" style:font-size-asian="12pt" style:font-weight-asian="bold" style:font-size-complex="12pt" style:font-weight-complex="bold"/>
    </style:style>
    <style:style style:name="P14" style:family="paragraph" style:parent-style-name="Standard">
      <style:text-properties style:font-name="PT Sans" fo:font-size="14pt" style:font-size-asian="14pt" style:font-size-complex="14pt"/>
    </style:style>
    <style:style style:name="P15"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style:font-name="Liberation Sans" fo:font-size="14pt" style:font-size-asian="14pt" style:font-size-complex="14pt"/>
    </style:style>
    <style:style style:name="T4" style:family="text">
      <style:text-properties fo:font-size="10pt" style:font-size-asian="10pt" style:font-size-complex="10pt"/>
    </style:style>
    <style:style style:name="T5" style:family="text">
      <style:text-properties style:font-name="UnDotum" fo:font-size="16pt" fo:font-weight="normal" style:font-size-asian="16pt" style:font-weight-asian="normal" style:font-size-complex="16pt" style:font-weight-complex="normal"/>
    </style:style>
    <style:style style:name="T6" style:family="text">
      <style:text-properties style:font-name="URW Bookman L" fo:font-size="16pt" style:font-size-asian="16pt" style:font-size-complex="16pt"/>
    </style:style>
    <style:style style:name="T7" style:family="text">
      <style:text-properties style:font-name="URW Bookman L" fo:font-size="9pt" style:font-size-asian="9pt" style:font-size-complex="9pt"/>
    </style:style>
    <style:style style:name="gr1" style:family="graphic">
      <style:graphic-properties svg:stroke-width="0.0299in" svg:stroke-color="#333333" draw:marker-start-width="0.1799in" draw:marker-end-width="0.1799in" draw:fill="none"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rect text:anchor-type="paragraph" draw:z-index="0" draw:style-name="gr1" draw:text-style-name="P15" svg:width="4.2295in" svg:height="0.4795in" svg:x="1.4417in" svg:y="0.0366in"><text:p text:style-name="P15"><text:span text:style-name="T6">Note on Communication protocol</text:span></text:p><text:p text:style-name="P15"><text:span text:style-name="T7"><text:s text:c="51"/></text:span><text:span text:style-name="T7">Da te : 27/08/2013 – RRU/NMS/Thiyagu <text:s text:c="8"/></text:span></text:p></draw:rect> <text:s text:c="48"/><text:span text:style-name="T5"><text:s/></text:span></text:p>
      <text:p text:style-name="Standard"/>
      <text:p text:style-name="Standard"/>
      <text:p text:style-name="P9"><text:tab/><text:tab/><text:span text:style-name="T3">In Online_v2 development we are using generic structure based communication protocol to communicate command &amp; response between Online_v2 program and MCM rabbit card. Origin of this communication protocol is from 15 Meter NCRA CMS system. Where it's working without any problem for last one year. For our online_v2 development, we have trimmed and modified the structure to suit our GMRT sub-system requirement. </text:span></text:p>
      <text:p text:style-name="P3"/>
      <text:p text:style-name="P3">Connection is made using TCP/IP networking socket programming between Online_v2 and MCM program. Connection remains persistent means connections are not broken after exchanging information. Connections are broken only if MCM device is power off. </text:p>
      <text:p text:style-name="P2"/>
      <text:p text:style-name="P1"/>
      <text:p text:style-name="P8">Command Structure : <text:s text:c="98"/></text:p>
      <text:p text:style-name="P5"/>
      <text:p text:style-name="P7">typedef struct </text:p>
      <text:p text:style-name="P7">{ </text:p>
      <text:p text:style-name="P7"><text:s text:c="2"/>int seq; <text:s text:c="41"/><text:span text:style-name="T4"><text:s/>// Unique Sequence </text:span></text:p>
      <text:p text:style-name="P7"><text:s text:c="2"/>char timestamp[64]; <text:s text:c="21"/><text:span text:style-name="T4">// <text:s/>Timestamp of command </text:span></text:p>
      <text:p text:style-name="P7"><text:s text:c="2"/>char system_name[16]; <text:s text:c="16"/><text:span text:style-name="T4">// System Name for which command is </text:span></text:p>
      <text:p text:style-name="P7"><text:s text:c="2"/>char op_name[16]; <text:s text:c="23"/><text:span text:style-name="T4">// Operation to perform ( Init/Set/Mon/Reset )</text:span></text:p>
      <text:p text:style-name="P7"><text:s text:c="2"/>short int number_param; <text:s text:c="13"/><text:span text:style-name="T4">// Number of parameter</text:span> </text:p>
      <text:p text:style-name="P7"><text:s text:c="2"/>char parameter_name[32][16]; <text:s text:c="4"/><text:span text:style-name="T4">// Parameter Name</text:span> </text:p>
      <text:p text:style-name="P7"><text:s text:c="2"/>char Argument_Ch1[32][16]; <text:s text:c="7"/><text:span text:style-name="T4">// Channel One argument</text:span></text:p>
      <text:p text:style-name="P7"><text:s text:c="2"/>char Argument_Ch2[32][16]; <text:s text:c="7"/><text:span text:style-name="T4">// Channel Two argument</text:span></text:p>
      <text:p text:style-name="P7"><text:s/>} cmd; </text:p>
      <text:p text:style-name="P1"/>
      <text:p text:style-name="P1"/>
      <text:p text:style-name="P1"/>
      <text:p text:style-name="P8">Response structure : <text:s text:c="99"/></text:p>
      <text:p text:style-name="P5"/>
      <text:p text:style-name="P7">typedef struct </text:p>
      <text:p text:style-name="P7">{ </text:p>
      <text:p text:style-name="P7"><text:s/>int response_type; <text:s text:c="30"/><text:span text:style-name="T4">// Response type</text:span> </text:p>
      <text:p text:style-name="P7"><text:s/>int seq; <text:s text:c="48"/><text:span text:style-name="T4">// Sequence number</text:span> </text:p>
      <text:p text:style-name="P7"><text:s/>char timestamp[64]; <text:s text:c="27"/><text:span text:style-name="T4">// Time stamp</text:span></text:p>
      <text:p text:style-name="P7"><text:s/>char system_name[16]; <text:s text:c="23"/><text:span text:style-name="T4">// System name </text:span></text:p>
      <text:p text:style-name="P7"><text:s/>char Mon_raw[64][8]; <text:s text:c="26"/><text:span text:style-name="T4">// 64 channel raw data </text:span></text:p>
      <text:p text:style-name="P7"><text:soft-page-break/><text:s/>char Mon_sum[32][64]; <text:s text:c="22"/><text:span text:style-name="T4">// Monitoring summary prepared from 64 channel raw data</text:span></text:p>
      <text:p text:style-name="P7"><text:s/>short int num_resp_msg; <text:s text:c="20"/><text:span text:style-name="T4">// Number of Response Message</text:span></text:p>
      <text:p text:style-name="P7"><text:s/>char response_message[32][64]; <text:s text:c="7"/><text:span text:style-name="T4">// Response message from MCM</text:span></text:p>
      <text:p text:style-name="P7">} resp;</text:p>
      <text:p text:style-name="P7"/>
      <text:p text:style-name="P13">typedef struct</text:p>
      <text:p text:style-name="P13">{</text:p>
      <text:p text:style-name="P13"><text:s text:c="3"/>int sub_num;</text:p>
      <text:p text:style-name="P13"><text:s text:c="3"/>int num_in_sub;</text:p>
      <text:p text:style-name="P13"><text:s text:c="3"/>char ant_name[32][8];</text:p>
      <text:p text:style-name="P13"><text:s/>}sub;</text:p>
      <text:p text:style-name="P13"></text:p>
      <text:p text:style-name="P13">typedef struct</text:p>
      <text:p text:style-name="P13">{</text:p>
      <text:p text:style-name="P13"><text:s text:c="3"/>int usernb;</text:p>
      <text:p text:style-name="P13"><text:s text:c="3"/>sub s_a[4];</text:p>
      <text:p text:style-name="P13"><text:s text:c="3"/>char timestamp[26];</text:p>
      <text:p text:style-name="P13">} user;</text:p>
      <text:p text:style-name="P13"></text:p>
      <text:p text:style-name="P13">typedef struct</text:p>
      <text:p text:style-name="P13">{</text:p>
      <text:p text:style-name="P13"><text:s text:c="3"/>user Tx[4];</text:p>
      <text:p text:style-name="P13"></text:p>
      <text:p text:style-name="P13">} setdata;</text:p>
      <text:p text:style-name="P13"></text:p>
      <text:p text:style-name="P13">typedef struct</text:p>
      <text:p text:style-name="P13">{</text:p>
      <text:p text:style-name="P13"><text:s text:c="2"/>char antenna_name[10];</text:p>
      <text:p text:style-name="P13"><text:s text:c="2"/>cmd <text:s/>CMD;</text:p>
      <text:p text:style-name="P13">} ANT_CMD;</text:p>
      <text:p text:style-name="P13"/>
      <text:p text:style-name="P13">Structure for Servo Communication : </text:p>
      <text:p text:style-name="P13"/>
      <text:p text:style-name="P13">typedef struct </text:p>
      <text:p text:style-name="P13">{</text:p>
      <text:p text:style-name="P13"><text:s text:c="2"/>int seq;</text:p>
      <text:p text:style-name="P13"><text:s text:c="2"/>char timestamp[64];</text:p>
      <text:p text:style-name="P13"><text:s text:c="2"/>char system_name[16]; // Not required in servo communication</text:p>
      <text:p text:style-name="P13"><text:s/>// char cmd_code[4];</text:p>
      <text:p text:style-name="P13"><text:s text:c="2"/>char op_name[16];</text:p>
      <text:p text:style-name="P13"><text:s text:c="2"/>short int number_param;</text:p>
      <text:p text:style-name="P13"><text:s text:c="2"/>char para_name[32][16];</text:p>
      <text:p text:style-name="P13"><text:s text:c="2"/>char para_value[32][16];</text:p>
      <text:p text:style-name="P13"><text:s/>// // Not required in servo communication</text:p>
      <text:p text:style-name="P13"><text:s/>} servocmd;</text:p>
      <text:p text:style-name="P13"/>
      <text:p text:style-name="P13"></text:p>
      <text:p text:style-name="P13"><text:soft-page-break/>typedef struct</text:p>
      <text:p text:style-name="P13">{ </text:p>
      <text:p text:style-name="P13"><text:s/>int seq;</text:p>
      <text:p text:style-name="P13"><text:s/>char timestamp[64];</text:p>
      <text:p text:style-name="P13"><text:s/>char system_name[16];</text:p>
      <text:p text:style-name="P13"><text:s/>int response_code; <text:s text:c="4"/>// immediate =1 ( ACK or NAK ) event=3 &amp; final =2 <text:s/>data mon = 4</text:p>
      <text:p text:style-name="P13"><text:s/>int response_type; <text:s text:c="5"/>// success =1 or failure = 2</text:p>
      <text:p text:style-name="P13"><text:s/>char response_msg[50]; <text:s/>//Accepted ,not accepted, sysntax error, irrelvant <text:s text:c="8"/><text:tab/><text:tab/><text:tab/><text:tab/><text:tab/><text:tab/><text:tab/>command,incomplete,unknown + Event</text:p>
      <text:p text:style-name="P13"><text:s/>short int num_resp_msg;</text:p>
      <text:p text:style-name="P13"><text:s/>char para_name[32][32];</text:p>
      <text:p text:style-name="P13"><text:s/>char para_value[32][32]; </text:p>
      <text:p text:style-name="P13">} servoresp;</text:p>
      <text:p text:style-name="P13"></text:p>
      <text:p text:style-name="P13"></text:p>
      <text:p text:style-name="P13">typedef struct</text:p>
      <text:p text:style-name="P13">{</text:p>
      <text:p text:style-name="P13"><text:s text:c="2"/>char antenna_name[10];</text:p>
      <text:p text:style-name="P13"><text:s text:c="2"/>servocmd <text:s/>SRVCMD;</text:p>
      <text:p text:style-name="P13">} SRVANT_CMD;</text:p>
      <text:p text:style-name="P4"/>
      <text:p text:style-name="P4"><text:tab/><text:span text:style-name="T2">Size of command structure is 1638 bytes and size of response structure is 4698 bytes.</text:span></text:p>
      <text:p text:style-name="P4"/>
      <text:p text:style-name="P6"><text:tab/><text:span text:style-name="T1">We have been using this generic communication protocol structure in C03 antenna testing &amp; in two antenna 4 sub-system each Lab test set-up. We have not found any major problem related to communication. This generic structure based communication protocol is working very well for our Online_v2 need.</text:span></text:p>
      <text:p text:style-name="P3"/>
      <text:p text:style-name="P3"><text:tab/>In term of reducing time interval, we are continuously working on it. With the help of powerful machines &amp; optimization we will be able to reduce the time interval as well.</text:p>
      <text:p text:style-name="P3"/>
      <text:p text:style-name="P3">Comparison between Present Online, Teleset-Abccom &amp; Online_v2 protocol : </text:p>
      <text:p text:style-name="P3"/>
      <text:p text:style-name="P3"><text:tab/><text:tab/><text:tab/>Present Online do all the hex code generation and decoding in Online machine and pass it on to communication handler through PC router on a serial link @9.6 kbps. All the intelligence is in Online code. </text:p>
      <text:p text:style-name="P3"/>
      <text:p text:style-name="P3">Teleset-Abccom protocol differ in a sense that most of the intelligence has been shifted to Abccom software. Teleset only gives higher level ASCII command like English text for ex: if setnew set1.dat . Abccom will decode what it means by if setnew set1.dat, generate the corresponding hex code for that and send that to MCM 10 on serial link &amp; get the response and form the response packet from the raw data sent by MCM 10 which can be sent to Teleset.</text:p>
      <text:p text:style-name="P3"><text:soft-page-break/></text:p>
      <text:p text:style-name="P3">In Online_v2, all the bit pattern generation and decoding of response from raw data is done by MCM card so we just have to send higher level command from Online_v2 by an agreed upon communication protocol. We are following a structure based communication protocol where we are sending a command structure to a particular MCM card and we are getting a response structure.</text:p>
      <text:p text:style-name="P3">In Online_v2 most of the intelligence is shifted in the MCM card itself.</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1" svg:font-family="'Liberation Serif'" style:font-pitch="variable"/>
    <style:font-face style:name="URW Bookman L" svg:font-family="'URW Bookman L'" style:font-pitch="variable"/>
    <style:font-face style:name="UnDotum" svg:font-family="UnDot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3-08-22T17:14:27</meta:creation-date>
    <dc:date>2014-08-13T17:28:13</dc:date>
    <dc:creator>teleset </dc:creator>
    <meta:editing-duration>PT2H49M31S</meta:editing-duration>
    <meta:editing-cycles>29</meta:editing-cycles>
    <meta:generator>LibreOffice/3.4$Linux LibreOffice_project/340m1$Build-602</meta:generator>
    <meta:document-statistic meta:table-count="0" meta:image-count="0" meta:object-count="0" meta:page-count="4" meta:paragraph-count="93" meta:word-count="657" meta:character-count="4951" meta:non-whitespace-character-count="3599"/>
  </office:meta>
</office:document-meta>
</file>